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3B0000032D8A99EB4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945cm" svg:y="-1.025cm" svg:width="19.369cm" svg:height="27.577cm" draw:z-index="0"><draw:image xlink:href="Pictures/100000010000023B0000032D8A99EB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3T19:14:18.775648000</meta:creation-date>
    <dc:date>2025-08-03T19:16:36.680192000</dc:date>
    <meta:editing-duration>PT2M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4.3$MacOSX_AARCH64 LibreOffice_project/33e196637044ead23f5c3226cde09b47731f7e27</meta:generator>
  </office:meta>
</office:document-meta>
</file>